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text:line-break/>background-color: lightblue;<text:line-break/>}<text:line-break/><text:line-break/>h1 {<text:line-break/>color: navy;<text:line-break/>margin-left: 20px;<text:line-break/>}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6:49:48.304474571</meta:creation-date>
    <dc:date>2024-07-11T16:50:03.272455547</dc:date>
    <meta:editing-duration>PT15S</meta:editing-duration>
    <meta:editing-cycles>1</meta:editing-cycles>
    <meta:document-statistic meta:table-count="0" meta:image-count="0" meta:object-count="0" meta:page-count="1" meta:paragraph-count="1" meta:word-count="12" meta:character-count="78" meta:non-whitespace-character-count="65"/>
    <meta:generator>LibreOffice/24.2.3.2$Linux_X86_64 LibreOffice_project/420$Build-2</meta:generator>
  </office:meta>
</office:document-meta>
</file>